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ntarellular1" svg:font-family="Cantarellular"/>
    <style:font-face style:name="Cantarellular" svg:font-family="Cantarellular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Nimbus Roman2" svg:font-family="'Nimbus Roman'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1cm" svg:stroke-color="#000000" draw:stroke-linejoin="bevel" svg:stroke-linecap="square" draw:fill="none" fo:padding-top="0.005cm" fo:padding-bottom="0.005cm" fo:padding-left="0.005cm" fo:padding-right="0.005cm"/>
    </style:style>
    <style:style style:name="gr3" style:family="graphic" style:parent-style-name="standard">
      <style:graphic-properties draw:stroke="solid" svg:stroke-width="0.07cm" svg:stroke-color="#000000" draw:stroke-linejoin="bevel" svg:stroke-linecap="round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35cm" svg:stroke-color="#000000" draw:stroke-linejoin="bevel" svg:stroke-linecap="round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49cm" fo:min-width="1.272cm" fo:padding-top="0cm" fo:padding-bottom="0cm" fo:padding-left="0cm" fo:padding-right="0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8" style:family="graphic" style:parent-style-name="standard">
      <style:graphic-properties draw:stroke="none" draw:fill="solid" draw:fill-color="#ffffff" draw:opacity="100%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" draw:marker-start-width="0.279cm" draw:marker-end="Arrow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10" style:family="graphic" style:parent-style-name="objectwithoutfill">
      <style:graphic-properties svg:stroke-width="0.053cm" svg:stroke-color="#000000" draw:marker-start-width="0.279cm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11" style:family="graphic" style:parent-style-name="standard">
      <style:graphic-properties draw:stroke="none" svg:stroke-color="#000000" draw:fill="none" draw:fill-color="#ffffff" fo:min-height="0.889cm"/>
      <style:paragraph-properties style:writing-mode="lr-tb"/>
    </style:style>
    <style:style style:name="gr12" style:family="graphic" style:parent-style-name="objectwithoutfill">
      <style:graphic-properties svg:stroke-width="0.053cm" svg:stroke-color="#000000" draw:marker-start-width="0.279cm" draw:marker-end="Arrow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13" style:family="graphic" style:parent-style-name="standard">
      <style:graphic-properties draw:stroke="none" svg:stroke-color="#000000" draw:fill="none" draw:fill-color="#ffffff" fo:min-height="1.651cm"/>
      <style:paragraph-properties style:writing-mode="lr-tb"/>
    </style:style>
    <style:style style:name="gr14" style:family="graphic" style:parent-style-name="objectwithoutfill">
      <style:graphic-properties svg:stroke-width="0.053cm" svg:stroke-color="#000000" draw:marker-start="Arrow" draw:marker-start-width="0.279cm" draw:marker-end="" draw:marker-end-width="0.279cm" draw:fill="solid" draw:textarea-horizontal-align="center" draw:textarea-vertical-align="middle" fo:padding-top="0.026cm" fo:padding-bottom="0.026cm" fo:padding-left="0.026cm" fo:padding-right="0.026cm"/>
    </style:style>
    <style:style style:name="gr15" style:family="graphic" style:parent-style-name="standard">
      <style:graphic-properties draw:stroke="none" svg:stroke-color="#000000" draw:fill="none" draw:fill-color="#ffffff" fo:min-height="1.14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399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4.30000019073486pt" style:font-size-asian="4.30000019073486pt" style:font-size-complex="4.30000019073486pt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solid" draw:fill-color="#ffffff" draw:opacity="100%"/>
      <style:paragraph-properties style:writing-mode="lr-tb"/>
      <style:text-properties style:font-name="FreeSans"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style:font-name="FreeSans"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style:font-name="FreeSans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00" style:font-name="Cantarellular1" fo:font-size="4.30000019073486pt" style:font-size-asian="4.30000019073486pt" style:font-name-complex="Cantarellular1" style:font-size-complex="4.30000019073486pt"/>
    </style:style>
    <style:style style:name="T2" style:family="text">
      <style:text-properties style:font-name="FreeSans" fo:font-size="18pt" style:font-size-asian="18pt" style:font-size-complex="18pt"/>
    </style:style>
    <style:style style:name="T3" style:family="text">
      <style:text-properties style:font-name="FreeSans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1.7cm" svg:height="4.69cm" svg:x="3.099cm" svg:y="6.838cm" svg:viewBox="0 0 21701 4691" svg:d="M20 4555l-20 136h20 321 21018 342l-659-4486c-17-118-117-205-235-205h-19913c-118 0-219 87-236 205z">
          <text:p/>
        </draw:path>
        <draw:polygon draw:style-name="gr2" draw:text-style-name="P2" draw:layer="layout" svg:width="0cm" svg:height="0cm" svg:x="13.949cm" svg:y="9.183cm" svg:viewBox="0 0 0 0" draw:points="0,0">
          <text:p/>
        </draw:polygon>
        <draw:path draw:style-name="gr1" draw:text-style-name="P1" draw:layer="layout" svg:width="21.017cm" svg:height="4.352cm" svg:x="3.44cm" svg:y="7.176cm" svg:viewBox="0 0 21018 4353" svg:d="M20409 204l609 4149h-21018l609-4149c17-117 118-204 236-204h19329c118 0 218 87 235 204z">
          <text:p/>
        </draw:path>
        <draw:polygon draw:style-name="gr2" draw:text-style-name="P2" draw:layer="layout" svg:width="0cm" svg:height="0cm" svg:x="13.949cm" svg:y="9.183cm" svg:viewBox="0 0 0 0" draw:points="0,0">
          <text:p/>
        </draw:polygon>
        <draw:path draw:style-name="gr1" draw:text-style-name="P1" draw:layer="layout" svg:width="21.68cm" svg:height="4.69cm" svg:x="3.119cm" svg:y="6.838cm" svg:viewBox="0 0 21681 4691" svg:d="M20730 543l609 4148h342l-659-4486c-17-118-117-205-235-205h-19913c-118 0-219 87-236 205l-638 4350v136h321l609-4148c17-117 118-204 236-204h19329c118 0 218 87 235 204z">
          <text:p/>
        </draw:path>
        <draw:polygon draw:style-name="gr2" draw:text-style-name="P2" draw:layer="layout" svg:width="0cm" svg:height="0cm" svg:x="13.949cm" svg:y="9.183cm" svg:viewBox="0 0 0 0" draw:points="0,0">
          <text:p/>
        </draw:polygon>
        <draw:path draw:style-name="gr1" draw:text-style-name="P1" draw:layer="layout" svg:width="1.6cm" svg:height="1.6cm" svg:x="7.174cm" svg:y="7.779cm" svg:viewBox="0 0 1601 1601" svg:d="M1601 800c0 443-358 801-800 801s-801-358-801-801c0-442 359-800 801-800s800 358 800 800z">
          <text:p/>
        </draw:path>
        <draw:polygon draw:style-name="gr2" draw:text-style-name="P2" draw:layer="layout" svg:width="0cm" svg:height="0cm" svg:x="13.949cm" svg:y="9.183cm" svg:viewBox="0 0 0 0" draw:points="0,0">
          <text:p/>
        </draw:polygon>
        <draw:path draw:style-name="gr1" draw:text-style-name="P1" draw:layer="layout" svg:width="0.32cm" svg:height="0.32cm" svg:x="6.289cm" svg:y="8.568cm" svg:viewBox="0 0 321 321" svg:d="M321 160c0 90-73 161-161 161-89 0-160-71-160-161 0-88 71-160 160-160 88 0 161 72 161 160z">
          <text:p/>
        </draw:path>
        <draw:polygon draw:style-name="gr2" draw:text-style-name="P2" draw:layer="layout" svg:width="0cm" svg:height="0cm" svg:x="13.949cm" svg:y="9.183cm" svg:viewBox="0 0 0 0" draw:points="0,0">
          <text:p/>
        </draw:polygon>
        <draw:path draw:style-name="gr1" draw:text-style-name="P1" draw:layer="layout" svg:width="0.32cm" svg:height="0.32cm" svg:x="9.339cm" svg:y="8.568cm" svg:viewBox="0 0 321 321" svg:d="M321 160c0 90-72 161-160 161-90 0-161-71-161-161 0-88 71-160 161-160 88 0 160 72 160 160z">
          <text:p/>
        </draw:path>
        <draw:polygon draw:style-name="gr2" draw:text-style-name="P2" draw:layer="layout" svg:width="0cm" svg:height="0cm" svg:x="13.949cm" svg:y="9.183cm" svg:viewBox="0 0 0 0" draw:points="0,0">
          <text:p/>
        </draw:polygon>
        <draw:polygon draw:style-name="gr1" draw:text-style-name="P1" draw:layer="layout" svg:width="0.02cm" svg:height="0.136cm" svg:x="3.099cm" svg:y="11.392cm" svg:viewBox="0 0 21 137" draw:points="21,137 21,0 0,137">
          <text:p/>
        </draw:polygon>
        <draw:polygon draw:style-name="gr2" draw:text-style-name="P2" draw:layer="layout" svg:width="0cm" svg:height="0cm" svg:x="13.949cm" svg:y="9.183cm" svg:viewBox="0 0 0 0" draw:points="0,0">
          <text:p/>
        </draw:polygon>
        <draw:line draw:style-name="gr3" draw:text-style-name="P2" draw:layer="layout" svg:x1="3.119cm" svg:y1="11.393cm" svg:x2="3.758cm" svg:y2="7.042cm">
          <text:p/>
        </draw:line>
        <draw:path draw:style-name="gr3" draw:text-style-name="P2" draw:layer="layout" svg:width="0.236cm" svg:height="0.204cm" svg:x="3.757cm" svg:y="6.838cm" svg:viewBox="0 0 237 205" svg:d="M0 205c17-118 118-205 237-205">
          <text:p/>
        </draw:path>
        <draw:line draw:style-name="gr3" draw:text-style-name="P2" draw:layer="layout" svg:x1="23.905cm" svg:y1="6.838cm" svg:x2="3.993cm" svg:y2="6.838cm">
          <text:p/>
        </draw:line>
        <draw:path draw:style-name="gr3" draw:text-style-name="P2" draw:layer="layout" svg:width="0.235cm" svg:height="0.204cm" svg:x="23.905cm" svg:y="6.838cm" svg:viewBox="0 0 236 205" svg:d="M236 205c-17-118-118-205-236-205">
          <text:p/>
        </draw:path>
        <draw:line draw:style-name="gr3" draw:text-style-name="P2" draw:layer="layout" svg:x1="24.8cm" svg:y1="11.529cm" svg:x2="24.14cm" svg:y2="7.042cm">
          <text:p/>
        </draw:line>
        <draw:line draw:style-name="gr3" draw:text-style-name="P2" draw:layer="layout" svg:x1="24.457cm" svg:y1="11.528cm" svg:x2="24.799cm" svg:y2="11.528cm">
          <text:p/>
        </draw:line>
        <draw:line draw:style-name="gr3" draw:text-style-name="P2" draw:layer="layout" svg:x1="23.848cm" svg:y1="7.38cm" svg:x2="24.458cm" svg:y2="11.529cm">
          <text:p/>
        </draw:line>
        <draw:path draw:style-name="gr3" draw:text-style-name="P2" draw:layer="layout" svg:width="0.235cm" svg:height="0.204cm" svg:x="23.613cm" svg:y="7.176cm" svg:viewBox="0 0 236 205" svg:d="M236 205c-17-117-117-205-236-205">
          <text:p/>
        </draw:path>
        <draw:line draw:style-name="gr3" draw:text-style-name="P2" draw:layer="layout" svg:x1="4.285cm" svg:y1="7.176cm" svg:x2="23.613cm" svg:y2="7.176cm">
          <text:p/>
        </draw:line>
        <draw:path draw:style-name="gr3" draw:text-style-name="P2" draw:layer="layout" svg:width="0.236cm" svg:height="0.204cm" svg:x="4.049cm" svg:y="7.176cm" svg:viewBox="0 0 237 205" svg:d="M0 205c17-117 119-205 237-205">
          <text:p/>
        </draw:path>
        <draw:line draw:style-name="gr3" draw:text-style-name="P2" draw:layer="layout" svg:x1="3.44cm" svg:y1="11.529cm" svg:x2="4.05cm" svg:y2="7.38cm">
          <text:p/>
        </draw:line>
        <draw:line draw:style-name="gr3" draw:text-style-name="P2" draw:layer="layout" svg:x1="3.119cm" svg:y1="11.528cm" svg:x2="3.44cm" svg:y2="11.528cm">
          <text:p/>
        </draw:line>
        <draw:line draw:style-name="gr3" draw:text-style-name="P2" draw:layer="layout" svg:x1="3.119cm" svg:y1="11.528cm" svg:x2="3.119cm" svg:y2="11.392cm">
          <text:p/>
        </draw:line>
        <draw:line draw:style-name="gr3" draw:text-style-name="P2" draw:layer="layout" svg:x1="3.12cm" svg:y1="11.392cm" svg:x2="3.099cm" svg:y2="11.529cm">
          <text:p/>
        </draw:line>
        <draw:line draw:style-name="gr3" draw:text-style-name="P2" draw:layer="layout" svg:x1="3.44cm" svg:y1="11.528cm" svg:x2="24.457cm" svg:y2="11.528cm">
          <text:p/>
        </draw:line>
        <draw:line draw:style-name="gr3" draw:text-style-name="P2" draw:layer="layout" svg:x1="3.099cm" svg:y1="11.528cm" svg:x2="3.119cm" svg:y2="11.528cm">
          <text:p/>
        </draw:line>
        <draw:path draw:style-name="gr3" draw:text-style-name="P2" draw:layer="layout" svg:width="1.6cm" svg:height="1.6cm" svg:x="7.174cm" svg:y="7.779cm" svg:viewBox="0 0 1601 1601" svg:d="M1601 800c0 443-358 801-800 801s-801-358-801-801c0-442 359-800 801-800s800 358 800 800z">
          <text:p/>
        </draw:path>
        <draw:path draw:style-name="gr3" draw:text-style-name="P2" draw:layer="layout" svg:width="0.32cm" svg:height="0.32cm" svg:x="6.289cm" svg:y="8.568cm" svg:viewBox="0 0 321 321" svg:d="M321 160c0 90-73 161-161 161-89 0-160-71-160-161 0-88 71-160 160-160 88 0 161 72 161 160z">
          <text:p/>
        </draw:path>
        <draw:path draw:style-name="gr3" draw:text-style-name="P2" draw:layer="layout" svg:width="0.32cm" svg:height="0.32cm" svg:x="9.339cm" svg:y="8.568cm" svg:viewBox="0 0 321 321" svg:d="M321 160c0 90-72 161-160 161-90 0-161-71-161-161 0-88 71-160 161-160 88 0 160 72 160 160z">
          <text:p/>
        </draw:path>
        <draw:path draw:style-name="gr4" draw:text-style-name="P3" draw:layer="layout" svg:width="0.84cm" svg:height="0.84cm" svg:x="3.573cm" svg:y="6.656cm" svg:viewBox="0 0 841 841" svg:d="M421 841v-841zM841 420h-841z">
          <text:p/>
        </draw:path>
        <draw:path draw:style-name="gr4" draw:text-style-name="P3" draw:layer="layout" svg:width="0.84cm" svg:height="0.84cm" svg:x="23.485cm" svg:y="6.656cm" svg:viewBox="0 0 841 841" svg:d="M420 841v-841zM841 420h-841z">
          <text:p/>
        </draw:path>
        <draw:path draw:style-name="gr4" draw:text-style-name="P3" draw:layer="layout" svg:width="0.84cm" svg:height="0.84cm" svg:x="23.193cm" svg:y="6.994cm" svg:viewBox="0 0 841 841" svg:d="M420 841v-841zM841 421h-841z">
          <text:p/>
        </draw:path>
        <draw:path draw:style-name="gr4" draw:text-style-name="P3" draw:layer="layout" svg:width="0.84cm" svg:height="0.84cm" svg:x="3.865cm" svg:y="6.994cm" svg:viewBox="0 0 841 841" svg:d="M420 841v-841zM841 421h-841z">
          <text:p/>
        </draw:path>
        <draw:path draw:style-name="gr4" draw:text-style-name="P3" draw:layer="layout" svg:width="0.84cm" svg:height="0.84cm" svg:x="7.554cm" svg:y="8.159cm" svg:viewBox="0 0 841 841" svg:d="M420 841v-841zM841 420h-841z">
          <text:p/>
        </draw:path>
        <draw:path draw:style-name="gr5" draw:text-style-name="P2" draw:layer="layout" svg:width="0.84cm" svg:height="0.84cm" svg:x="7.554cm" svg:y="8.159cm" svg:viewBox="0 0 841 841" svg:d="M420 841v-841M841 420h-841">
          <text:p/>
        </draw:path>
        <draw:path draw:style-name="gr4" draw:text-style-name="P3" draw:layer="layout" svg:width="0.84cm" svg:height="0.84cm" svg:x="6.029cm" svg:y="8.308cm" svg:viewBox="0 0 841 841" svg:d="M421 841v-841zM841 420h-841z">
          <text:p/>
        </draw:path>
        <draw:path draw:style-name="gr5" draw:text-style-name="P2" draw:layer="layout" svg:width="0.84cm" svg:height="0.84cm" svg:x="6.029cm" svg:y="8.308cm" svg:viewBox="0 0 841 841" svg:d="M421 841v-841M841 420h-841">
          <text:p/>
        </draw:path>
        <draw:path draw:style-name="gr4" draw:text-style-name="P3" draw:layer="layout" svg:width="0.84cm" svg:height="0.84cm" svg:x="9.079cm" svg:y="8.308cm" svg:viewBox="0 0 841 841" svg:d="M420 841v-841zM841 420h-841z">
          <text:p/>
        </draw:path>
        <draw:path draw:style-name="gr5" draw:text-style-name="P2" draw:layer="layout" svg:width="0.84cm" svg:height="0.84cm" svg:x="9.079cm" svg:y="8.308cm" svg:viewBox="0 0 841 841" svg:d="M420 841v-841M841 420h-841">
          <text:p/>
        </draw:path>
        <draw:frame draw:style-name="gr6" draw:text-style-name="P5" draw:layer="layout" svg:width="1.272cm" svg:height="0.153cm" svg:x="11.241cm" svg:y="12.049cm">
          <draw:text-box>
            <text:p text:style-name="P4"><text:span text:style-name="T1"><text:tab/></text:span></text:p>
          </draw:text-box>
        </draw:frame>
        <draw:frame draw:style-name="gr6" draw:text-style-name="P5" draw:layer="layout" svg:width="1.272cm" svg:height="0.153cm" svg:x="14.181cm" svg:y="10.073cm">
          <draw:text-box>
            <text:p text:style-name="P4"><text:span text:style-name="T1"><text:tab/></text:span></text:p>
          </draw:text-box>
        </draw:frame>
        <draw:frame draw:style-name="gr6" draw:text-style-name="P5" draw:layer="layout" svg:width="1.272cm" svg:height="0.153cm" svg:x="13.281cm" svg:y="10.673cm">
          <draw:text-box>
            <text:p text:style-name="P4"><text:span text:style-name="T1"><text:tab/></text:span></text:p>
          </draw:text-box>
        </draw:frame>
        <draw:line draw:style-name="gr7" draw:text-style-name="P6" draw:layer="layout" svg:x1="18.218cm" svg:y1="4.664cm" svg:x2="18.218cm" svg:y2="13.3cm">
          <text:p/>
        </draw:line>
        <draw:polygon draw:style-name="gr8" draw:text-style-name="P7" draw:layer="layout" svg:width="5.283cm" svg:height="0.888cm" svg:x="11.995cm" svg:y="5.299cm" svg:viewBox="0 0 5284 889" draw:points="0,0 5284,0 5284,889 0,889">
          <text:p><text:span text:style-name="T2">2x D3.45mm (#29)</text:span></text:p>
        </draw:polygon>
        <draw:line draw:style-name="gr9" draw:text-style-name="P6" draw:layer="layout" svg:x1="11.741cm" svg:y1="6.061cm" svg:x2="9.582cm" svg:y2="8.601cm">
          <text:p/>
        </draw:line>
        <draw:line draw:style-name="gr10" draw:text-style-name="P6" draw:layer="layout" svg:x1="11.741cm" svg:y1="6.061cm" svg:x2="17.075cm" svg:y2="6.061cm">
          <text:p/>
        </draw:line>
        <draw:frame draw:style-name="gr11" draw:text-style-name="P8" draw:layer="layout" svg:width="5.207cm" svg:height="0.889cm" svg:x="10.979cm" svg:y="4.029cm">
          <draw:text-box>
            <text:p><text:span text:style-name="T2">D15.875mm (5/8”)</text:span></text:p>
          </draw:text-box>
        </draw:frame>
        <draw:line draw:style-name="gr10" draw:text-style-name="P6" draw:layer="layout" svg:x1="16.059cm" svg:y1="4.791cm" svg:x2="10.979cm" svg:y2="4.791cm">
          <text:p/>
        </draw:line>
        <draw:line draw:style-name="gr12" draw:text-style-name="P6" draw:layer="layout" svg:x1="10.979cm" svg:y1="4.791cm" svg:x2="8.439cm" svg:y2="7.839cm">
          <text:p/>
        </draw:line>
        <draw:frame draw:style-name="gr13" draw:text-style-name="P9" draw:layer="layout" svg:width="10.541cm" svg:height="1.651cm" svg:x="5.264cm" svg:y="13.427cm">
          <draw:text-box>
            <text:p><text:span text:style-name="T3">CUT ALONG INSIDE LINE</text:span></text:p>
          </draw:text-box>
        </draw:frame>
        <draw:line draw:style-name="gr14" draw:text-style-name="P6" draw:layer="layout" svg:x1="3.486cm" svg:y1="11.522cm" svg:x2="5.137cm" svg:y2="13.681cm">
          <text:p/>
        </draw:line>
        <draw:frame draw:style-name="gr15" draw:text-style-name="P9" draw:layer="layout" svg:width="3.404cm" svg:height="1.143cm" draw:transform="rotate (1.5707963267949) translate (18.218cm 9.973cm)">
          <draw:text-box>
            <text:p><text:span text:style-name="T3">CUT</text:span></text:p>
          </draw:text-box>
        </draw:frame>
        <draw:frame draw:style-name="gr16" draw:text-style-name="P9" draw:layer="layout" svg:width="14.859cm" svg:height="1.399cm" svg:x="6.915cm" svg:y="0.853cm">
          <draw:text-box>
            <text:p><text:span text:style-name="T3">Keithley 17x USB Adapter Mounting Templ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ntarellular1" svg:font-family="Cantarellular"/>
    <style:font-face style:name="Cantarellular" svg:font-family="Cantarellular" style:font-pitch="variable"/>
    <style:font-face style:name="Nimbus Roman1" svg:font-family="'Nimbus Roman'" style:font-pitch="variable"/>
    <style:font-face style:name="Nimbus Sans2" svg:font-family="'Nimbus Sans'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wiss" style:font-pitch="variable"/>
    <style:font-face style:name="Nimbus Roman2" svg:font-family="'Nimbus Roman'" style:font-family-generic="swiss" style:font-pitch="variable"/>
    <style:font-face style:name="Cantarell" svg:font-family="Cantarell" style:font-family-generic="system" style:font-pitch="variable"/>
    <style:font-face style:name="FreeSans1" svg:font-family="FreeSans" style:font-family-generic="system" style:font-pitch="variable"/>
    <style:font-face style:name="Nimbus Sans1" svg:font-family="'Nimbus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1.2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5-17T09:10:54.954348593</dc:date>
    <meta:editing-duration>PT8M44S</meta:editing-duration>
    <meta:editing-cycles>5</meta:editing-cycles>
    <meta:generator>LibreOffice/6.4.3.2$Linux_X86_64 LibreOffice_project/40$Build-2</meta:generator>
    <meta:document-statistic meta:object-count="57"/>
  </office:meta>
</office:document-meta>
</file>